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0d263" officeooo:paragraph-rsid="00047a50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ACCTGTAAAGCTGATGAGGGCGAAACTCCCAAGTTTTGAGCCCAAATGAGTTTTGATGTAGATGTAATCATTCACCACACTCTCATTAATTTCTAAATATCTCATTAAAGCCAATTCGAAACTCAAAACAATGGCATCTTGACTGGCATCAAAAGCTTCATAATCAGATTCCGTGCAGACACCATCAAATCCCTGTTTTGTAACCCACTCATTGAGATCATCGATGTTTTTGCATGAGTGTATGTAGAAATTCTTAGGTAAGGCTTCGTTTAGTTTCTTCTCAATGTACCTCATTGTTGGCGCAAACCGACACAAAACGGCATGATGAAAGCATGCCAACGTT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9:22.788139051</meta:creation-date>
    <dc:date>2019-03-29T15:59:38.75578757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